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style:font-name="PT Astra Serif"/>
    </style:style>
    <style:style style:name="P2" style:family="paragraph" style:parent-style-name="Standard">
      <style:text-properties style:font-name="PT Astra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пускайте печать и кодирование меток.</text:p>
      <text:p text:style-name="P2"/>
      <text:p text:style-name="P2">Реализовал печать этикеток на принтере Datamax E-4203 через COM-порт в библиотеке «RFIDevolution». Для подключения печати:</text:p>
      <text:p text:style-name="P2"/>
      <text:p text:style-name="P2">1)<text:tab/>Заменить RFIDevolution.dll</text:p>
      <text:p text:style-name="P2">2)<text:tab/>Поместить DatamaxE4203.dll в каталог с 1С.exe (туда же, где находится NURAPI.DLL)</text:p>
      <text:p text:style-name="P2">3)<text:tab/>Вызвать функцию в обработке 1С:</text:p>
      <text:p text:style-name="P2"/>
      <text:p text:style-name="P2"><text:s text:c="18"/>ПечататьЭтикетку(</text:p>
      <text:p text:style-name="P2"><text:s text:c="23"/>"02001", <text:s text:c="7"/>// 5 digits: 02001 - объект, 04001 - помещение</text:p>
      <text:p text:style-name="P2"><text:s text:c="23"/>"02510001", <text:s text:c="4"/>// 8 digits</text:p>
      <text:p text:style-name="P2"><text:s text:c="23"/>"000000014993", // 12 digits</text:p>
      <text:p text:style-name="P2"><text:s text:c="23"/>"ОАО ОРГЭНЕРГОГАЗ",</text:p>
      <text:p text:style-name="P2"><text:s text:c="23"/>"Сервер базы данных HP DL380G5 DC X5160 3 0/1333/4M 2G 1P P400/256M RF", </text:p>
      <text:p text:style-name="P2"><text:s text:c="23"/>"Инв.N 0140-01.0006325",</text:p>
      <text:p text:style-name="P2"><text:s text:c="23"/>"Сер.N CZC6403TWV");</text:p>
      <text:p text:style-name="P2"/>
      <text:p text:style-name="P2">Вместо констант в примере нужно подставить реквизиты объекта, этикетку которого нужно напечата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us</meta:initial-creator>
    <meta:editing-cycles>3</meta:editing-cycles>
    <meta:creation-date>2017-02-28T11:31:00</meta:creation-date>
    <dc:date>2017-02-28T14:53:10.664550439</dc:date>
    <meta:editing-duration>PT2M11S</meta:editing-duration>
    <meta:generator>LibreOffice/5.3.0.3$Linux_X86_64 LibreOffice_project/30m0$Build-3</meta:generator>
    <meta:document-statistic meta:table-count="0" meta:image-count="0" meta:object-count="0" meta:page-count="1" meta:paragraph-count="14" meta:word-count="91" meta:character-count="853" meta:non-whitespace-character-count="58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